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FF000007FFB1861E86CC754A9D.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Symbol1" svg:font-family="Symbol"/>
    <style:font-face style:name="Arial" svg:font-family="Arial"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solid" svg:stroke-width="0.042cm" svg:stroke-color="#363636" draw:stroke-linejoin="round" svg:stroke-linecap="square" draw:fill="none" fo:padding-top="0.021cm" fo:padding-bottom="0.021cm" fo:padding-left="0.021cm" fo:padding-right="0.021cm"/>
    </style:style>
    <style:style style:name="gr3" style:family="graphic" style:parent-style-name="standard">
      <style:graphic-properties draw:stroke="none" draw:fill="none" draw:textarea-horizontal-align="left" draw:textarea-vertical-align="top" draw:auto-grow-height="true" draw:auto-grow-width="true" fo:min-height="0.577cm" fo:min-width="0.516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577cm" fo:min-width="0.722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577cm" fo:min-width="3.854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517cm" fo:min-width="0.51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577cm" fo:min-width="0.578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77cm" fo:min-width="0.866cm" fo:padding-top="0cm" fo:padding-bottom="0cm" fo:padding-left="0cm" fo:padding-right="0cm"/>
      <style:paragraph-properties style:writing-mode="lr-tb"/>
    </style:style>
    <style:style style:name="gr9" style:family="graphic" style:parent-style-name="standard">
      <style:graphic-properties draw:stroke="solid" svg:stroke-width="0.042cm" svg:stroke-color="#0000ff" draw:stroke-linejoin="round" svg:stroke-linecap="butt" draw:fill="none" fo:padding-top="0.021cm" fo:padding-bottom="0.021cm" fo:padding-left="0.021cm" fo:padding-right="0.021cm"/>
    </style:style>
    <style:style style:name="gr10" style:family="graphic" style:parent-style-name="standard">
      <style:graphic-properties draw:stroke="solid" svg:stroke-width="0.042cm" svg:stroke-color="#0000ff" draw:stroke-linejoin="miter" svg:stroke-linecap="butt" draw:fill="solid" draw:fill-color="#0000ff" fo:padding-top="0.021cm" fo:padding-bottom="0.021cm" fo:padding-left="0.021cm" fo:padding-right="0.021cm"/>
    </style:style>
    <style:style style:name="gr11" style:family="graphic" style:parent-style-name="standard">
      <style:graphic-properties draw:stroke="none" draw:fill="solid" draw:fill-color="#0000ff"/>
    </style:style>
    <style:style style:name="gr12" style:family="graphic" style:parent-style-name="standard">
      <style:graphic-properties draw:stroke="solid" svg:stroke-width="0.042cm" svg:stroke-color="#0000ff" draw:stroke-linejoin="miter" svg:stroke-linecap="butt" draw:fill="none" fo:padding-top="0.021cm" fo:padding-bottom="0.021cm" fo:padding-left="0.021cm" fo:padding-right="0.021cm"/>
    </style:style>
    <style:style style:name="gr13" style:family="graphic" style:parent-style-name="standard">
      <style:graphic-properties draw:stroke="solid" svg:stroke-width="0.042cm" svg:stroke-color="#ff0000" draw:stroke-linejoin="round" svg:stroke-linecap="butt" draw:fill="none" fo:padding-top="0.021cm" fo:padding-bottom="0.021cm" fo:padding-left="0.021cm" fo:padding-right="0.021cm"/>
    </style:style>
    <style:style style:name="gr14" style:family="graphic" style:parent-style-name="standard">
      <style:graphic-properties draw:stroke="solid" svg:stroke-width="0.042cm" svg:stroke-color="#ff0000" draw:stroke-linejoin="miter" svg:stroke-linecap="butt" draw:fill="solid" draw:fill-color="#ff0000" fo:padding-top="0.021cm" fo:padding-bottom="0.021cm" fo:padding-left="0.021cm" fo:padding-right="0.021cm"/>
    </style:style>
    <style:style style:name="gr15" style:family="graphic" style:parent-style-name="standard">
      <style:graphic-properties draw:stroke="solid" svg:stroke-width="0.042cm" svg:stroke-color="#000000" draw:stroke-linejoin="miter" svg:stroke-linecap="butt" draw:fill="none" fo:padding-top="0.021cm" fo:padding-bottom="0.021cm" fo:padding-left="0.021cm" fo:padding-right="0.021cm"/>
    </style:style>
    <style:style style:name="gr16" style:family="graphic" style:parent-style-name="standard">
      <style:graphic-properties draw:stroke="none" draw:fill="none" draw:textarea-horizontal-align="left" draw:textarea-vertical-align="top" draw:auto-grow-height="true" draw:auto-grow-width="true" fo:min-height="0.577cm" fo:min-width="5.662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517cm" fo:min-width="0.861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577cm" fo:min-width="1.01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869cm" fo:min-width="0.775cm" fo:padding-top="0cm" fo:padding-bottom="0cm" fo:padding-left="0cm" fo:padding-right="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0.471cm" fo:min-width="0cm"/>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14.6999998092651pt" style:font-size-asian="14.6999998092651pt" style:font-size-complex="14.6999998092651pt"/>
    </style:style>
    <style:style style:name="P4" style:family="paragraph">
      <loext:graphic-properties draw:fill="solid" draw:fill-color="#0000ff"/>
    </style:style>
    <style:style style:name="P5" style:family="paragraph">
      <loext:graphic-properties draw:fill="solid" draw:fill-color="#ff0000"/>
    </style:style>
    <style:style style:name="P6" style:family="paragraph">
      <loext:graphic-properties draw:fill="none"/>
      <style:paragraph-properties style:writing-mode="lr-tb"/>
      <style:text-properties fo:font-size="22pt" style:font-size-asian="22pt" style:font-size-complex="22pt"/>
    </style:style>
    <style:style style:name="P7" style:family="paragraph">
      <loext:graphic-properties draw:fill="none" draw:fill-color="#ffffff"/>
      <style:paragraph-properties style:writing-mode="lr-tb"/>
      <style:text-properties fo:font-size="12pt" fo:font-weight="bold"/>
    </style:style>
    <style:style style:name="T1" style:family="text">
      <style:text-properties fo:color="#363636" style:font-name="Arial1" fo:font-size="14.6999998092651pt" style:font-size-asian="14.6999998092651pt" style:font-name-complex="Arial1" style:font-size-complex="14.6999998092651pt"/>
    </style:style>
    <style:style style:name="T2" style:family="text">
      <style:text-properties fo:color="#000000" style:font-name="Symbol1" fo:font-size="14.6999998092651pt" style:font-size-asian="14.6999998092651pt" style:font-name-complex="Symbol1" style:font-size-complex="14.6999998092651pt"/>
    </style:style>
    <style:style style:name="T3" style:family="text">
      <style:text-properties fo:color="#000000" style:font-name="Arial1" fo:font-size="14.6999998092651pt" style:font-size-asian="14.6999998092651pt" style:font-name-complex="Arial1" style:font-size-complex="14.6999998092651pt"/>
    </style:style>
    <style:style style:name="T4" style:family="text">
      <style:text-properties fo:color="#000000" style:font-name="Arial1" fo:font-size="22pt" style:font-size-asian="22pt" style:font-name-complex="Arial1" style:font-size-complex="22pt"/>
    </style:style>
    <style:style style:name="T5" style:family="text">
      <style:text-properties fo:font-size="12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647cm" svg:height="2.647cm" svg:x="13.265cm" svg:y="0.92cm">
          <draw:image xlink:href="Pictures/10000201000007FF000007FFFCC3CBCB7B1B3C11.png" xlink:type="simple" xlink:show="embed" xlink:actuate="onLoad" loext:mime-type="image/png">
            <text:p/>
          </draw:image>
        </draw:frame>
        <draw:frame draw:style-name="gr1" draw:text-style-name="P1" draw:layer="layout" svg:width="2.647cm" svg:height="2.647cm" svg:x="16.633cm" svg:y="0.92cm">
          <draw:image xlink:href="Pictures/10000201000007FF000007FFFC5D914E9526E390.png" xlink:type="simple" xlink:show="embed" xlink:actuate="onLoad" loext:mime-type="image/png">
            <text:p/>
          </draw:image>
        </draw:frame>
        <draw:frame draw:style-name="gr1" draw:text-style-name="P1" draw:layer="layout" svg:width="2.647cm" svg:height="2.647cm" svg:x="13.24cm" svg:y="4.305cm">
          <draw:image xlink:href="Pictures/10000201000007FF000007FF69AD42B04F1CB1F9.png" xlink:type="simple" xlink:show="embed" xlink:actuate="onLoad" loext:mime-type="image/png">
            <text:p/>
          </draw:image>
        </draw:frame>
        <draw:frame draw:style-name="gr1" draw:text-style-name="P1" draw:layer="layout" svg:width="2.647cm" svg:height="2.647cm" svg:x="16.633cm" svg:y="4.309cm">
          <draw:image xlink:href="Pictures/10000201000007FF000007FFAB90AB9F9A5ECF71.png" xlink:type="simple" xlink:show="embed" xlink:actuate="onLoad" loext:mime-type="image/png">
            <text:p/>
          </draw:image>
        </draw:frame>
        <draw:frame draw:style-name="gr1" draw:text-style-name="P1" draw:layer="layout" svg:width="2.647cm" svg:height="2.647cm" svg:x="13.265cm" svg:y="7.704cm">
          <draw:image xlink:href="Pictures/10000201000007FF000007FF62ECCA3EA3D2D016.png" xlink:type="simple" xlink:show="embed" xlink:actuate="onLoad" loext:mime-type="image/png">
            <text:p/>
          </draw:image>
        </draw:frame>
        <draw:frame draw:style-name="gr1" draw:text-style-name="P1" draw:layer="layout" svg:width="2.647cm" svg:height="2.647cm" svg:x="16.64cm" svg:y="7.704cm">
          <draw:image xlink:href="Pictures/10000201000007FF000007FFB1861E86CC754A9D.png" xlink:type="simple" xlink:show="embed" xlink:actuate="onLoad" loext:mime-type="image/png">
            <text:p/>
          </draw:image>
        </draw:frame>
        <draw:line draw:style-name="gr2" draw:text-style-name="P1" draw:layer="layout" svg:x1="1.595cm" svg:y1="9.335cm" svg:x2="12.423cm" svg:y2="9.335cm">
          <text:p/>
        </draw:line>
        <draw:line draw:style-name="gr2" draw:text-style-name="P1" draw:layer="layout" svg:x1="1.595cm" svg:y1="0.885cm" svg:x2="12.423cm" svg:y2="0.885cm">
          <text:p/>
        </draw:line>
        <draw:line draw:style-name="gr2" draw:text-style-name="P1" draw:layer="layout" svg:x1="1.595cm" svg:y1="9.335cm" svg:x2="1.595cm" svg:y2="9.226cm">
          <text:p/>
        </draw:line>
        <draw:line draw:style-name="gr2" draw:text-style-name="P1" draw:layer="layout" svg:x1="4.302cm" svg:y1="9.335cm" svg:x2="4.302cm" svg:y2="9.226cm">
          <text:p/>
        </draw:line>
        <draw:line draw:style-name="gr2" draw:text-style-name="P1" draw:layer="layout" svg:x1="7.009cm" svg:y1="9.335cm" svg:x2="7.009cm" svg:y2="9.226cm">
          <text:p/>
        </draw:line>
        <draw:line draw:style-name="gr2" draw:text-style-name="P1" draw:layer="layout" svg:x1="9.716cm" svg:y1="9.335cm" svg:x2="9.716cm" svg:y2="9.226cm">
          <text:p/>
        </draw:line>
        <draw:line draw:style-name="gr2" draw:text-style-name="P1" draw:layer="layout" svg:x1="12.423cm" svg:y1="9.335cm" svg:x2="12.423cm" svg:y2="9.226cm">
          <text:p/>
        </draw:line>
        <draw:line draw:style-name="gr2" draw:text-style-name="P1" draw:layer="layout" svg:x1="1.595cm" svg:y1="0.885cm" svg:x2="1.595cm" svg:y2="0.994cm">
          <text:p/>
        </draw:line>
        <draw:line draw:style-name="gr2" draw:text-style-name="P1" draw:layer="layout" svg:x1="4.302cm" svg:y1="0.885cm" svg:x2="4.302cm" svg:y2="0.994cm">
          <text:p/>
        </draw:line>
        <draw:line draw:style-name="gr2" draw:text-style-name="P1" draw:layer="layout" svg:x1="7.009cm" svg:y1="0.885cm" svg:x2="7.009cm" svg:y2="0.994cm">
          <text:p/>
        </draw:line>
        <draw:line draw:style-name="gr2" draw:text-style-name="P1" draw:layer="layout" svg:x1="9.716cm" svg:y1="0.885cm" svg:x2="9.716cm" svg:y2="0.994cm">
          <text:p/>
        </draw:line>
        <draw:line draw:style-name="gr2" draw:text-style-name="P1" draw:layer="layout" svg:x1="12.423cm" svg:y1="0.885cm" svg:x2="12.423cm" svg:y2="0.994cm">
          <text:p/>
        </draw:line>
        <draw:frame draw:style-name="gr3" draw:text-style-name="P3" draw:layer="layout" svg:width="0.516cm" svg:height="0.581cm" svg:x="1.469cm" svg:y="9.336cm">
          <draw:text-box>
            <text:p text:style-name="P2"><text:span text:style-name="T1">0</text:span></text:p>
          </draw:text-box>
        </draw:frame>
        <draw:frame draw:style-name="gr4" draw:text-style-name="P3" draw:layer="layout" svg:width="0.722cm" svg:height="0.581cm" svg:x="3.956cm" svg:y="9.336cm">
          <draw:text-box>
            <text:p text:style-name="P2"><text:span text:style-name="T1">0.5</text:span></text:p>
          </draw:text-box>
        </draw:frame>
        <draw:frame draw:style-name="gr3" draw:text-style-name="P3" draw:layer="layout" svg:width="0.516cm" svg:height="0.581cm" svg:x="6.883cm" svg:y="9.336cm">
          <draw:text-box>
            <text:p text:style-name="P2"><text:span text:style-name="T1">1</text:span></text:p>
          </draw:text-box>
        </draw:frame>
        <draw:frame draw:style-name="gr4" draw:text-style-name="P3" draw:layer="layout" svg:width="0.722cm" svg:height="0.581cm" svg:x="9.354cm" svg:y="9.336cm">
          <draw:text-box>
            <text:p text:style-name="P2"><text:span text:style-name="T1">1.5</text:span></text:p>
          </draw:text-box>
        </draw:frame>
        <draw:frame draw:style-name="gr3" draw:text-style-name="P3" draw:layer="layout" svg:width="0.516cm" svg:height="0.581cm" svg:x="12.297cm" svg:y="9.336cm">
          <draw:text-box>
            <text:p text:style-name="P2"><text:span text:style-name="T1">2</text:span></text:p>
          </draw:text-box>
        </draw:frame>
        <draw:frame draw:style-name="gr5" draw:text-style-name="P3" draw:layer="layout" svg:width="3.863cm" svg:height="0.581cm" svg:x="4.913cm" svg:y="9.8cm">
          <draw:text-box>
            <text:p text:style-name="P2"><text:span text:style-name="T1">Noise amplitude </text:span></text:p>
          </draw:text-box>
        </draw:frame>
        <draw:line draw:style-name="gr2" draw:text-style-name="P1" draw:layer="layout" svg:x1="1.595cm" svg:y1="9.335cm" svg:x2="1.595cm" svg:y2="0.885cm">
          <text:p/>
        </draw:line>
        <draw:line draw:style-name="gr2" draw:text-style-name="P1" draw:layer="layout" svg:x1="12.423cm" svg:y1="9.335cm" svg:x2="12.423cm" svg:y2="0.885cm">
          <text:p/>
        </draw:line>
        <draw:line draw:style-name="gr2" draw:text-style-name="P1" draw:layer="layout" svg:x1="1.595cm" svg:y1="9.335cm" svg:x2="1.703cm" svg:y2="9.335cm">
          <text:p/>
        </draw:line>
        <draw:line draw:style-name="gr2" draw:text-style-name="P1" draw:layer="layout" svg:x1="1.595cm" svg:y1="8.49cm" svg:x2="1.703cm" svg:y2="8.49cm">
          <text:p/>
        </draw:line>
        <draw:line draw:style-name="gr2" draw:text-style-name="P1" draw:layer="layout" svg:x1="1.595cm" svg:y1="7.645cm" svg:x2="1.703cm" svg:y2="7.645cm">
          <text:p/>
        </draw:line>
        <draw:line draw:style-name="gr2" draw:text-style-name="P1" draw:layer="layout" svg:x1="1.595cm" svg:y1="6.8cm" svg:x2="1.703cm" svg:y2="6.8cm">
          <text:p/>
        </draw:line>
        <draw:line draw:style-name="gr2" draw:text-style-name="P1" draw:layer="layout" svg:x1="1.595cm" svg:y1="5.955cm" svg:x2="1.703cm" svg:y2="5.955cm">
          <text:p/>
        </draw:line>
        <draw:line draw:style-name="gr2" draw:text-style-name="P1" draw:layer="layout" svg:x1="1.595cm" svg:y1="5.11cm" svg:x2="1.703cm" svg:y2="5.11cm">
          <text:p/>
        </draw:line>
        <draw:line draw:style-name="gr2" draw:text-style-name="P1" draw:layer="layout" svg:x1="1.595cm" svg:y1="4.265cm" svg:x2="1.703cm" svg:y2="4.265cm">
          <text:p/>
        </draw:line>
        <draw:line draw:style-name="gr2" draw:text-style-name="P1" draw:layer="layout" svg:x1="1.595cm" svg:y1="3.42cm" svg:x2="1.703cm" svg:y2="3.42cm">
          <text:p/>
        </draw:line>
        <draw:line draw:style-name="gr2" draw:text-style-name="P1" draw:layer="layout" svg:x1="1.595cm" svg:y1="2.575cm" svg:x2="1.703cm" svg:y2="2.575cm">
          <text:p/>
        </draw:line>
        <draw:line draw:style-name="gr2" draw:text-style-name="P1" draw:layer="layout" svg:x1="1.595cm" svg:y1="1.73cm" svg:x2="1.703cm" svg:y2="1.73cm">
          <text:p/>
        </draw:line>
        <draw:line draw:style-name="gr2" draw:text-style-name="P1" draw:layer="layout" svg:x1="1.595cm" svg:y1="0.885cm" svg:x2="1.703cm" svg:y2="0.885cm">
          <text:p/>
        </draw:line>
        <draw:line draw:style-name="gr2" draw:text-style-name="P1" draw:layer="layout" svg:x1="12.423cm" svg:y1="9.335cm" svg:x2="12.315cm" svg:y2="9.335cm">
          <text:p/>
        </draw:line>
        <draw:line draw:style-name="gr2" draw:text-style-name="P1" draw:layer="layout" svg:x1="12.423cm" svg:y1="8.49cm" svg:x2="12.315cm" svg:y2="8.49cm">
          <text:p/>
        </draw:line>
        <draw:line draw:style-name="gr2" draw:text-style-name="P1" draw:layer="layout" svg:x1="12.423cm" svg:y1="7.645cm" svg:x2="12.315cm" svg:y2="7.645cm">
          <text:p/>
        </draw:line>
        <draw:line draw:style-name="gr2" draw:text-style-name="P1" draw:layer="layout" svg:x1="12.423cm" svg:y1="6.8cm" svg:x2="12.315cm" svg:y2="6.8cm">
          <text:p/>
        </draw:line>
        <draw:line draw:style-name="gr2" draw:text-style-name="P1" draw:layer="layout" svg:x1="12.423cm" svg:y1="5.955cm" svg:x2="12.315cm" svg:y2="5.955cm">
          <text:p/>
        </draw:line>
        <draw:line draw:style-name="gr2" draw:text-style-name="P1" draw:layer="layout" svg:x1="12.423cm" svg:y1="5.11cm" svg:x2="12.315cm" svg:y2="5.11cm">
          <text:p/>
        </draw:line>
        <draw:line draw:style-name="gr2" draw:text-style-name="P1" draw:layer="layout" svg:x1="12.423cm" svg:y1="4.265cm" svg:x2="12.315cm" svg:y2="4.265cm">
          <text:p/>
        </draw:line>
        <draw:line draw:style-name="gr2" draw:text-style-name="P1" draw:layer="layout" svg:x1="12.423cm" svg:y1="3.42cm" svg:x2="12.315cm" svg:y2="3.42cm">
          <text:p/>
        </draw:line>
        <draw:line draw:style-name="gr2" draw:text-style-name="P1" draw:layer="layout" svg:x1="12.423cm" svg:y1="2.575cm" svg:x2="12.315cm" svg:y2="2.575cm">
          <text:p/>
        </draw:line>
        <draw:line draw:style-name="gr2" draw:text-style-name="P1" draw:layer="layout" svg:x1="12.423cm" svg:y1="1.73cm" svg:x2="12.315cm" svg:y2="1.73cm">
          <text:p/>
        </draw:line>
        <draw:line draw:style-name="gr2" draw:text-style-name="P1" draw:layer="layout" svg:x1="12.423cm" svg:y1="0.885cm" svg:x2="12.315cm" svg:y2="0.885cm">
          <text:p/>
        </draw:line>
        <draw:frame draw:style-name="gr6" draw:text-style-name="P3" draw:layer="layout" svg:width="0.516cm" svg:height="0.522cm" svg:x="8.767cm" svg:y="9.866cm">
          <draw:text-box>
            <text:p text:style-name="P2"><text:span text:style-name="T2">h</text:span></text:p>
          </draw:text-box>
        </draw:frame>
        <draw:frame draw:style-name="gr3" draw:text-style-name="P3" draw:layer="layout" svg:width="0.516cm" svg:height="0.581cm" svg:x="1.106cm" svg:y="9.038cm">
          <draw:text-box>
            <text:p text:style-name="P2"><text:span text:style-name="T1">0</text:span></text:p>
          </draw:text-box>
        </draw:frame>
        <draw:frame draw:style-name="gr7" draw:text-style-name="P3" draw:layer="layout" svg:width="0.578cm" svg:height="0.581cm" svg:x="0.908cm" svg:y="8.193cm">
          <draw:text-box>
            <text:p text:style-name="P2"><text:span text:style-name="T1">10</text:span></text:p>
          </draw:text-box>
        </draw:frame>
        <draw:frame draw:style-name="gr7" draw:text-style-name="P3" draw:layer="layout" svg:width="0.578cm" svg:height="0.581cm" svg:x="0.908cm" svg:y="7.348cm">
          <draw:text-box>
            <text:p text:style-name="P2"><text:span text:style-name="T1">20</text:span></text:p>
          </draw:text-box>
        </draw:frame>
        <draw:frame draw:style-name="gr7" draw:text-style-name="P3" draw:layer="layout" svg:width="0.578cm" svg:height="0.581cm" svg:x="0.908cm" svg:y="6.503cm">
          <draw:text-box>
            <text:p text:style-name="P2"><text:span text:style-name="T1">30</text:span></text:p>
          </draw:text-box>
        </draw:frame>
        <draw:frame draw:style-name="gr7" draw:text-style-name="P3" draw:layer="layout" svg:width="0.578cm" svg:height="0.581cm" svg:x="0.908cm" svg:y="5.658cm">
          <draw:text-box>
            <text:p text:style-name="P2"><text:span text:style-name="T1">40</text:span></text:p>
          </draw:text-box>
        </draw:frame>
        <draw:frame draw:style-name="gr7" draw:text-style-name="P3" draw:layer="layout" svg:width="0.578cm" svg:height="0.581cm" svg:x="0.908cm" svg:y="4.813cm">
          <draw:text-box>
            <text:p text:style-name="P2"><text:span text:style-name="T1">50</text:span></text:p>
          </draw:text-box>
        </draw:frame>
        <draw:frame draw:style-name="gr7" draw:text-style-name="P3" draw:layer="layout" svg:width="0.578cm" svg:height="0.581cm" svg:x="0.908cm" svg:y="3.968cm">
          <draw:text-box>
            <text:p text:style-name="P2"><text:span text:style-name="T1">60</text:span></text:p>
          </draw:text-box>
        </draw:frame>
        <draw:frame draw:style-name="gr7" draw:text-style-name="P3" draw:layer="layout" svg:width="0.578cm" svg:height="0.581cm" svg:x="0.908cm" svg:y="3.123cm">
          <draw:text-box>
            <text:p text:style-name="P2"><text:span text:style-name="T1">70</text:span></text:p>
          </draw:text-box>
        </draw:frame>
        <draw:frame draw:style-name="gr7" draw:text-style-name="P3" draw:layer="layout" svg:width="0.578cm" svg:height="0.581cm" svg:x="0.908cm" svg:y="2.278cm">
          <draw:text-box>
            <text:p text:style-name="P2"><text:span text:style-name="T1">80</text:span></text:p>
          </draw:text-box>
        </draw:frame>
        <draw:frame draw:style-name="gr7" draw:text-style-name="P3" draw:layer="layout" svg:width="0.578cm" svg:height="0.581cm" svg:x="0.908cm" svg:y="1.433cm">
          <draw:text-box>
            <text:p text:style-name="P2"><text:span text:style-name="T1">90</text:span></text:p>
          </draw:text-box>
        </draw:frame>
        <draw:frame draw:style-name="gr8" draw:text-style-name="P3" draw:layer="layout" svg:width="0.866cm" svg:height="0.581cm" svg:x="0.685cm" svg:y="0.588cm">
          <draw:text-box>
            <text:p text:style-name="P2"><text:span text:style-name="T1">100</text:span></text:p>
          </draw:text-box>
        </draw:frame>
        <draw:polyline draw:style-name="gr9" draw:text-style-name="P1" draw:layer="layout" svg:width="10.829cm" svg:height="7.562cm" svg:x="1.595cm" svg:y="0.95cm" svg:viewBox="0 0 10830 7563" draw:points="0,0 271,22 541,72 812,348 1083,1231 1354,1870 1624,2577 1895,3341 2166,4143 2436,4905 2707,5499 2978,5960 3248,6353 3519,6680 3790,6871 4062,7053 4332,7185 4603,7275 4874,7340 5144,7421 5415,7447 5686,7479 5956,7513 6227,7532 6498,7548 6768,7550 7039,7550 7310,7555 7581,7558 7851,7562 8122,7561 8393,7563 8663,7561 8934,7562 9205,7563 9475,7563 9746,7563 10017,7563 10288,7561 10558,7563 10829,7563 10830,7563">
          <text:p/>
        </draw:polyline>
        <draw:path draw:style-name="gr10" draw:text-style-name="P4" draw:layer="layout" svg:width="0.066cm" svg:height="0.066cm" svg:x="1.562cm" svg:y="0.917cm" svg:viewBox="0 0 67 67" svg:d="M67 33c0 20-16 34-34 34s-33-14-33-34c0-18 15-33 33-33s34 15 34 33z">
          <text:p/>
        </draw:path>
        <draw:path draw:style-name="gr11" draw:text-style-name="P4" draw:layer="layout" svg:width="0.066cm" svg:height="0.067cm" svg:x="1.833cm" svg:y="0.938cm" svg:viewBox="0 0 67 68" svg:d="M67 35c0 18-15 33-34 33-18 0-33-15-33-33 0-20 15-35 33-35 19 0 34 15 34 35z">
          <text:p/>
        </draw:path>
        <draw:path draw:style-name="gr12" draw:text-style-name="P1" draw:layer="layout" svg:width="0.066cm" svg:height="0.067cm" svg:x="1.833cm" svg:y="0.938cm" svg:viewBox="0 0 67 68" svg:d="M67 35c0 18-15 33-34 33-18 0-33-15-33-33 0-20 15-35 33-35 19 0 34 15 34 35z">
          <text:p/>
        </draw:path>
        <draw:path draw:style-name="gr10" draw:text-style-name="P4" draw:layer="layout" svg:width="0.067cm" svg:height="0.066cm" svg:x="2.103cm" svg:y="0.989cm" svg:viewBox="0 0 68 67" svg:d="M68 33c0 19-15 34-35 34-18 0-33-15-33-34 0-18 15-33 33-33 20 0 35 15 35 33z">
          <text:p/>
        </draw:path>
        <draw:path draw:style-name="gr10" draw:text-style-name="P4" draw:layer="layout" svg:width="0.066cm" svg:height="0.067cm" svg:x="2.374cm" svg:y="1.265cm" svg:viewBox="0 0 67 68" svg:d="M67 34c0 19-15 34-34 34-18 0-33-15-33-34s15-34 33-34c19 0 34 15 34 34z">
          <text:p/>
        </draw:path>
        <draw:path draw:style-name="gr10" draw:text-style-name="P4" draw:layer="layout" svg:width="0.066cm" svg:height="0.066cm" svg:x="2.645cm" svg:y="2.148cm" svg:viewBox="0 0 67 67" svg:d="M67 33c0 18-15 34-33 34-19 0-34-16-34-34 0-19 15-33 34-33 18 0 33 14 33 33z">
          <text:p/>
        </draw:path>
        <draw:path draw:style-name="gr10" draw:text-style-name="P4" draw:layer="layout" svg:width="0.066cm" svg:height="0.066cm" svg:x="2.916cm" svg:y="2.787cm" svg:viewBox="0 0 67 67" svg:d="M67 34c0 18-15 33-33 33-20 0-34-15-34-33 0-19 14-34 34-34 18 0 33 15 33 34z">
          <text:p/>
        </draw:path>
        <draw:path draw:style-name="gr10" draw:text-style-name="P4" draw:layer="layout" svg:width="0.066cm" svg:height="0.066cm" svg:x="3.186cm" svg:y="3.494cm" svg:viewBox="0 0 67 67" svg:d="M67 33c0 19-15 34-33 34-19 0-34-15-34-34s15-33 34-33c18 0 33 14 33 33z">
          <text:p/>
        </draw:path>
        <draw:path draw:style-name="gr10" draw:text-style-name="P4" draw:layer="layout" svg:width="0.066cm" svg:height="0.066cm" svg:x="3.457cm" svg:y="4.257cm" svg:viewBox="0 0 67 67" svg:d="M67 33c0 19-15 34-33 34s-34-15-34-34c0-18 16-33 34-33s33 15 33 33z">
          <text:p/>
        </draw:path>
        <draw:path draw:style-name="gr10" draw:text-style-name="P4" draw:layer="layout" svg:width="0.066cm" svg:height="0.066cm" svg:x="3.728cm" svg:y="5.059cm" svg:viewBox="0 0 67 67" svg:d="M67 33c0 18-15 34-33 34-19 0-34-16-34-34s15-33 34-33c18 0 33 15 33 33z">
          <text:p/>
        </draw:path>
        <draw:path draw:style-name="gr10" draw:text-style-name="P4" draw:layer="layout" svg:width="0.066cm" svg:height="0.066cm" svg:x="3.998cm" svg:y="5.821cm" svg:viewBox="0 0 67 67" svg:d="M67 34c0 19-15 33-34 33-18 0-33-14-33-33s15-34 33-34c19 0 34 15 34 34z">
          <text:p/>
        </draw:path>
        <draw:path draw:style-name="gr10" draw:text-style-name="P4" draw:layer="layout" svg:width="0.066cm" svg:height="0.066cm" svg:x="4.269cm" svg:y="6.415cm" svg:viewBox="0 0 67 67" svg:d="M67 34c0 19-16 33-34 33s-33-14-33-33 15-34 33-34 34 15 34 34z">
          <text:p/>
        </draw:path>
        <draw:path draw:style-name="gr10" draw:text-style-name="P4" draw:layer="layout" svg:width="0.066cm" svg:height="0.066cm" svg:x="4.54cm" svg:y="6.876cm" svg:viewBox="0 0 67 67" svg:d="M67 34c0 18-15 33-34 33s-33-15-33-33c0-19 14-34 33-34s34 15 34 34z">
          <text:p/>
        </draw:path>
        <draw:path draw:style-name="gr10" draw:text-style-name="P4" draw:layer="layout" svg:width="0.066cm" svg:height="0.066cm" svg:x="4.81cm" svg:y="7.269cm" svg:viewBox="0 0 67 67" svg:d="M67 34c0 18-14 33-34 33-18 0-33-15-33-33 0-20 15-34 33-34 20 0 34 14 34 34z">
          <text:p/>
        </draw:path>
        <draw:path draw:style-name="gr10" draw:text-style-name="P4" draw:layer="layout" svg:width="0.066cm" svg:height="0.066cm" svg:x="5.081cm" svg:y="7.596cm" svg:viewBox="0 0 67 67" svg:d="M67 34c0 18-15 33-34 33-18 0-33-15-33-33 0-20 15-34 33-34 19 0 34 14 34 34z">
          <text:p/>
        </draw:path>
        <draw:path draw:style-name="gr10" draw:text-style-name="P4" draw:layer="layout" svg:width="0.066cm" svg:height="0.066cm" svg:x="5.352cm" svg:y="7.787cm" svg:viewBox="0 0 67 67" svg:d="M67 33c0 19-15 34-33 34-19 0-34-15-34-34s15-33 34-33c18 0 33 14 33 33z">
          <text:p/>
        </draw:path>
        <draw:path draw:style-name="gr10" draw:text-style-name="P4" draw:layer="layout" svg:width="0.067cm" svg:height="0.066cm" svg:x="5.622cm" svg:y="7.969cm" svg:viewBox="0 0 68 67" svg:d="M68 33c0 19-15 34-33 34-20 0-35-15-35-34 0-18 15-33 35-33 18 0 33 15 33 33z">
          <text:p/>
        </draw:path>
        <draw:path draw:style-name="gr10" draw:text-style-name="P4" draw:layer="layout" svg:width="0.066cm" svg:height="0.066cm" svg:x="5.893cm" svg:y="8.101cm" svg:viewBox="0 0 67 67" svg:d="M67 33c0 19-15 34-33 34s-34-15-34-34c0-18 16-33 34-33s33 15 33 33z">
          <text:p/>
        </draw:path>
        <draw:path draw:style-name="gr10" draw:text-style-name="P4" draw:layer="layout" svg:width="0.066cm" svg:height="0.066cm" svg:x="6.164cm" svg:y="8.191cm" svg:viewBox="0 0 67 67" svg:d="M67 34c0 19-15 33-33 33s-34-14-34-33 16-34 34-34 33 15 33 34z">
          <text:p/>
        </draw:path>
        <draw:path draw:style-name="gr10" draw:text-style-name="P4" draw:layer="layout" svg:width="0.066cm" svg:height="0.066cm" svg:x="6.435cm" svg:y="8.256cm" svg:viewBox="0 0 67 67" svg:d="M67 34c0 19-16 33-34 33-19 0-33-14-33-33s14-34 33-34c18 0 34 15 34 34z">
          <text:p/>
        </draw:path>
        <draw:path draw:style-name="gr10" draw:text-style-name="P4" draw:layer="layout" svg:width="0.066cm" svg:height="0.067cm" svg:x="6.705cm" svg:y="8.337cm" svg:viewBox="0 0 67 68" svg:d="M67 34c0 19-15 34-34 34-18 0-33-15-33-34 0-18 15-34 33-34 19 0 34 16 34 34z">
          <text:p/>
        </draw:path>
        <draw:path draw:style-name="gr10" draw:text-style-name="P4" draw:layer="layout" svg:width="0.066cm" svg:height="0.066cm" svg:x="6.976cm" svg:y="8.363cm" svg:viewBox="0 0 67 67" svg:d="M67 33c0 18-16 34-34 34s-33-16-33-34 15-33 33-33 34 15 34 33z">
          <text:p/>
        </draw:path>
        <draw:path draw:style-name="gr10" draw:text-style-name="P4" draw:layer="layout" svg:width="0.066cm" svg:height="0.066cm" svg:x="7.247cm" svg:y="8.395cm" svg:viewBox="0 0 67 67" svg:d="M67 34c0 18-15 33-34 33s-33-15-33-33c0-19 14-34 33-34s34 15 34 34z">
          <text:p/>
        </draw:path>
        <draw:path draw:style-name="gr10" draw:text-style-name="P4" draw:layer="layout" svg:width="0.066cm" svg:height="0.066cm" svg:x="7.517cm" svg:y="8.429cm" svg:viewBox="0 0 67 67" svg:d="M67 33c0 18-14 34-34 34-18 0-33-16-33-34 0-19 15-33 33-33 20 0 34 14 34 33z">
          <text:p/>
        </draw:path>
        <draw:path draw:style-name="gr10" draw:text-style-name="P4" draw:layer="layout" svg:width="0.066cm" svg:height="0.066cm" svg:x="7.788cm" svg:y="8.448cm" svg:viewBox="0 0 67 67" svg:d="M67 34c0 18-15 33-33 33-19 0-34-15-34-33 0-19 15-34 34-34 18 0 33 15 33 34z">
          <text:p/>
        </draw:path>
        <draw:path draw:style-name="gr10" draw:text-style-name="P4" draw:layer="layout" svg:width="0.066cm" svg:height="0.066cm" svg:x="8.059cm" svg:y="8.464cm" svg:viewBox="0 0 67 67" svg:d="M67 34c0 18-15 33-33 33-19 0-34-15-34-33 0-19 15-34 34-34 18 0 33 15 33 34z">
          <text:p/>
        </draw:path>
        <draw:path draw:style-name="gr10" draw:text-style-name="P4" draw:layer="layout" svg:width="0.067cm" svg:height="0.066cm" svg:x="8.329cm" svg:y="8.466cm" svg:viewBox="0 0 68 67" svg:d="M68 34c0 18-15 33-34 33s-34-15-34-33 15-34 34-34 34 16 34 34z">
          <text:p/>
        </draw:path>
        <draw:path draw:style-name="gr10" draw:text-style-name="P4" draw:layer="layout" svg:width="0.066cm" svg:height="0.066cm" svg:x="8.6cm" svg:y="8.466cm" svg:viewBox="0 0 67 67" svg:d="M67 34c0 18-15 33-33 33s-34-15-34-33 16-34 34-34 33 16 33 34z">
          <text:p/>
        </draw:path>
        <draw:path draw:style-name="gr10" draw:text-style-name="P4" draw:layer="layout" svg:width="0.066cm" svg:height="0.066cm" svg:x="8.871cm" svg:y="8.471cm" svg:viewBox="0 0 67 67" svg:d="M67 34c0 18-15 33-33 33s-34-15-34-33 16-34 34-34 33 16 33 34z">
          <text:p/>
        </draw:path>
        <draw:path draw:style-name="gr10" draw:text-style-name="P4" draw:layer="layout" svg:width="0.066cm" svg:height="0.066cm" svg:x="9.142cm" svg:y="8.474cm" svg:viewBox="0 0 67 67" svg:d="M67 34c0 19-16 33-34 33-19 0-33-14-33-33 0-18 14-34 33-34 18 0 34 16 34 34z">
          <text:p/>
        </draw:path>
        <draw:path draw:style-name="gr10" draw:text-style-name="P4" draw:layer="layout" svg:width="0.066cm" svg:height="0.066cm" svg:x="9.412cm" svg:y="8.478cm" svg:viewBox="0 0 67 67" svg:d="M67 34c0 18-15 33-34 33-18 0-33-15-33-33 0-19 15-34 33-34 19 0 34 15 34 34z">
          <text:p/>
        </draw:path>
        <draw:path draw:style-name="gr10" draw:text-style-name="P4" draw:layer="layout" svg:width="0.066cm" svg:height="0.066cm" svg:x="9.683cm" svg:y="8.477cm" svg:viewBox="0 0 67 67" svg:d="M67 34c0 18-16 33-34 33s-33-15-33-33 15-34 33-34 34 16 34 34z">
          <text:p/>
        </draw:path>
        <draw:path draw:style-name="gr10" draw:text-style-name="P4" draw:layer="layout" svg:width="0.066cm" svg:height="0.066cm" svg:x="9.954cm" svg:y="8.479cm" svg:viewBox="0 0 67 67" svg:d="M67 34c0 18-15 33-34 33s-33-15-33-33c0-19 14-34 33-34s34 15 34 34z">
          <text:p/>
        </draw:path>
        <draw:path draw:style-name="gr10" draw:text-style-name="P4" draw:layer="layout" svg:width="0.066cm" svg:height="0.066cm" svg:x="10.224cm" svg:y="8.477cm" svg:viewBox="0 0 67 67" svg:d="M67 34c0 18-14 33-34 33-18 0-33-15-33-33s15-34 33-34c20 0 34 16 34 34z">
          <text:p/>
        </draw:path>
        <draw:path draw:style-name="gr10" draw:text-style-name="P4" draw:layer="layout" svg:width="0.066cm" svg:height="0.066cm" svg:x="10.495cm" svg:y="8.478cm" svg:viewBox="0 0 67 67" svg:d="M67 34c0 18-15 33-33 33-19 0-34-15-34-33 0-19 15-34 34-34 18 0 33 15 33 34z">
          <text:p/>
        </draw:path>
        <draw:path draw:style-name="gr10" draw:text-style-name="P4" draw:layer="layout" svg:width="0.066cm" svg:height="0.066cm" svg:x="10.766cm" svg:y="8.479cm" svg:viewBox="0 0 67 67" svg:d="M67 34c0 18-15 33-33 33-19 0-34-15-34-33 0-19 15-34 34-34 18 0 33 15 33 34z">
          <text:p/>
        </draw:path>
        <draw:path draw:style-name="gr10" draw:text-style-name="P4" draw:layer="layout" svg:width="0.066cm" svg:height="0.066cm" svg:x="11.036cm" svg:y="8.479cm" svg:viewBox="0 0 67 67" svg:d="M67 34c0 18-14 33-33 33s-34-15-34-33c0-19 15-34 34-34s33 15 33 34z">
          <text:p/>
        </draw:path>
        <draw:path draw:style-name="gr10" draw:text-style-name="P4" draw:layer="layout" svg:width="0.066cm" svg:height="0.066cm" svg:x="11.307cm" svg:y="8.479cm" svg:viewBox="0 0 67 67" svg:d="M67 34c0 18-15 33-33 33s-34-15-34-33c0-19 16-34 34-34s33 15 33 34z">
          <text:p/>
        </draw:path>
        <draw:path draw:style-name="gr10" draw:text-style-name="P4" draw:layer="layout" svg:width="0.066cm" svg:height="0.066cm" svg:x="11.578cm" svg:y="8.479cm" svg:viewBox="0 0 67 67" svg:d="M67 34c0 18-15 33-33 33s-34-15-34-33c0-19 16-34 34-34s33 15 33 34z">
          <text:p/>
        </draw:path>
        <draw:path draw:style-name="gr10" draw:text-style-name="P4" draw:layer="layout" svg:width="0.066cm" svg:height="0.066cm" svg:x="11.849cm" svg:y="8.477cm" svg:viewBox="0 0 67 67" svg:d="M67 34c0 18-16 33-34 33-19 0-33-15-33-33s14-34 33-34c18 0 34 16 34 34z">
          <text:p/>
        </draw:path>
        <draw:path draw:style-name="gr10" draw:text-style-name="P4" draw:layer="layout" svg:width="0.066cm" svg:height="0.066cm" svg:x="12.119cm" svg:y="8.479cm" svg:viewBox="0 0 67 67" svg:d="M67 34c0 18-16 33-34 33s-33-15-33-33c0-19 15-34 33-34s34 15 34 34z">
          <text:p/>
        </draw:path>
        <draw:path draw:style-name="gr10" draw:text-style-name="P4" draw:layer="layout" svg:width="0.066cm" svg:height="0.066cm" svg:x="12.39cm" svg:y="8.479cm" svg:viewBox="0 0 67 67" svg:d="M67 34c0 18-15 33-34 33-18 0-33-15-33-33 0-19 15-34 33-34 19 0 34 15 34 34z">
          <text:p/>
        </draw:path>
        <draw:polyline draw:style-name="gr13" draw:text-style-name="P1" draw:layer="layout" svg:width="10.829cm" svg:height="7.154cm" svg:x="1.595cm" svg:y="0.948cm" svg:viewBox="0 0 10830 7155" draw:points="0,0 271,5 541,7 812,9 1083,6 1354,16 1624,15 1895,13 2166,28 2436,16 2707,40 2978,54 3248,116 3519,293 3790,658 4062,1039 4332,1395 4603,1840 4874,2238 5144,2738 5415,3255 5686,3786 5956,4284 6227,4794 6498,5123 6768,5477 7039,5789 7310,5990 7581,6197 7851,6372 8122,6475 8393,6610 8663,6748 8934,6797 9205,6866 9475,6949 9746,7004 10017,7058 10288,7094 10558,7123 10829,7155 10830,7155">
          <text:p/>
        </draw:polyline>
        <draw:path draw:style-name="gr14" draw:text-style-name="P5" draw:layer="layout" svg:width="0.066cm" svg:height="0.066cm" svg:x="1.562cm" svg:y="0.915cm" svg:viewBox="0 0 67 67" svg:d="M67 33c0 19-16 34-34 34s-33-15-33-34c0-18 15-33 33-33s34 15 34 33z">
          <text:p/>
        </draw:path>
        <draw:path draw:style-name="gr14" draw:text-style-name="P5" draw:layer="layout" svg:width="0.066cm" svg:height="0.066cm" svg:x="1.833cm" svg:y="0.92cm" svg:viewBox="0 0 67 67" svg:d="M67 33c0 19-15 34-34 34-18 0-33-15-33-34 0-18 15-33 33-33 19 0 34 15 34 33z">
          <text:p/>
        </draw:path>
        <draw:path draw:style-name="gr14" draw:text-style-name="P5" draw:layer="layout" svg:width="0.067cm" svg:height="0.066cm" svg:x="2.103cm" svg:y="0.922cm" svg:viewBox="0 0 68 67" svg:d="M68 33c0 20-15 34-35 34-18 0-33-14-33-34 0-18 15-33 33-33 20 0 35 15 35 33z">
          <text:p/>
        </draw:path>
        <draw:path draw:style-name="gr14" draw:text-style-name="P5" draw:layer="layout" svg:width="0.066cm" svg:height="0.066cm" svg:x="2.374cm" svg:y="0.924cm" svg:viewBox="0 0 67 67" svg:d="M67 34c0 18-15 33-34 33-18 0-33-15-33-33 0-19 15-34 33-34 19 0 34 15 34 34z">
          <text:p/>
        </draw:path>
        <draw:path draw:style-name="gr14" draw:text-style-name="P5" draw:layer="layout" svg:width="0.066cm" svg:height="0.066cm" svg:x="2.645cm" svg:y="0.921cm" svg:viewBox="0 0 67 67" svg:d="M67 33c0 19-15 34-33 34-19 0-34-15-34-34 0-18 15-33 34-33 18 0 33 15 33 33z">
          <text:p/>
        </draw:path>
        <draw:path draw:style-name="gr14" draw:text-style-name="P5" draw:layer="layout" svg:width="0.066cm" svg:height="0.066cm" svg:x="2.916cm" svg:y="0.931cm" svg:viewBox="0 0 67 67" svg:d="M67 34c0 18-15 33-33 33-20 0-34-15-34-33 0-19 14-34 34-34 18 0 33 15 33 34z">
          <text:p/>
        </draw:path>
        <draw:path draw:style-name="gr14" draw:text-style-name="P5" draw:layer="layout" svg:width="0.066cm" svg:height="0.066cm" svg:x="3.186cm" svg:y="0.93cm" svg:viewBox="0 0 67 67" svg:d="M67 34c0 18-15 33-33 33-19 0-34-15-34-33 0-19 15-34 34-34 18 0 33 15 33 34z">
          <text:p/>
        </draw:path>
        <draw:path draw:style-name="gr14" draw:text-style-name="P5" draw:layer="layout" svg:width="0.066cm" svg:height="0.066cm" svg:x="3.457cm" svg:y="0.928cm" svg:viewBox="0 0 67 67" svg:d="M67 34c0 19-15 33-33 33s-34-14-34-33 16-34 34-34 33 15 33 34z">
          <text:p/>
        </draw:path>
        <draw:path draw:style-name="gr14" draw:text-style-name="P5" draw:layer="layout" svg:width="0.066cm" svg:height="0.066cm" svg:x="3.728cm" svg:y="0.943cm" svg:viewBox="0 0 67 67" svg:d="M67 34c0 18-15 33-33 33-19 0-34-15-34-33 0-19 15-34 34-34 18 0 33 15 33 34z">
          <text:p/>
        </draw:path>
        <draw:path draw:style-name="gr14" draw:text-style-name="P5" draw:layer="layout" svg:width="0.066cm" svg:height="0.066cm" svg:x="3.998cm" svg:y="0.931cm" svg:viewBox="0 0 67 67" svg:d="M67 34c0 18-15 33-34 33-18 0-33-15-33-33 0-19 15-34 33-34 19 0 34 15 34 34z">
          <text:p/>
        </draw:path>
        <draw:path draw:style-name="gr14" draw:text-style-name="P5" draw:layer="layout" svg:width="0.066cm" svg:height="0.066cm" svg:x="4.269cm" svg:y="0.955cm" svg:viewBox="0 0 67 67" svg:d="M67 34c0 18-16 33-34 33s-33-15-33-33c0-19 15-34 33-34s34 15 34 34z">
          <text:p/>
        </draw:path>
        <draw:path draw:style-name="gr14" draw:text-style-name="P5" draw:layer="layout" svg:width="0.066cm" svg:height="0.066cm" svg:x="4.54cm" svg:y="0.969cm" svg:viewBox="0 0 67 67" svg:d="M67 33c0 18-15 34-34 34s-33-16-33-34 14-33 33-33 34 15 34 33z">
          <text:p/>
        </draw:path>
        <draw:path draw:style-name="gr14" draw:text-style-name="P5" draw:layer="layout" svg:width="0.066cm" svg:height="0.066cm" svg:x="4.81cm" svg:y="1.031cm" svg:viewBox="0 0 67 67" svg:d="M67 33c0 19-14 34-34 34-18 0-33-15-33-34 0-18 15-33 33-33 20 0 34 15 34 33z">
          <text:p/>
        </draw:path>
        <draw:path draw:style-name="gr14" draw:text-style-name="P5" draw:layer="layout" svg:width="0.066cm" svg:height="0.066cm" svg:x="5.081cm" svg:y="1.208cm" svg:viewBox="0 0 67 67" svg:d="M67 34c0 18-15 33-34 33-18 0-33-15-33-33s15-34 33-34c19 0 34 16 34 34z">
          <text:p/>
        </draw:path>
        <draw:path draw:style-name="gr14" draw:text-style-name="P5" draw:layer="layout" svg:width="0.066cm" svg:height="0.066cm" svg:x="5.352cm" svg:y="1.573cm" svg:viewBox="0 0 67 67" svg:d="M67 33c0 19-15 34-33 34-19 0-34-15-34-34 0-18 15-33 34-33 18 0 33 15 33 33z">
          <text:p/>
        </draw:path>
        <draw:path draw:style-name="gr14" draw:text-style-name="P5" draw:layer="layout" svg:width="0.067cm" svg:height="0.066cm" svg:x="5.622cm" svg:y="1.954cm" svg:viewBox="0 0 68 67" svg:d="M68 33c0 18-15 34-33 34-20 0-35-16-35-34s15-33 35-33c18 0 33 15 33 33z">
          <text:p/>
        </draw:path>
        <draw:path draw:style-name="gr14" draw:text-style-name="P5" draw:layer="layout" svg:width="0.066cm" svg:height="0.066cm" svg:x="5.893cm" svg:y="2.31cm" svg:viewBox="0 0 67 67" svg:d="M67 34c0 18-15 33-33 33s-34-15-34-33c0-19 16-34 34-34s33 15 33 34z">
          <text:p/>
        </draw:path>
        <draw:path draw:style-name="gr14" draw:text-style-name="P5" draw:layer="layout" svg:width="0.066cm" svg:height="0.066cm" svg:x="6.164cm" svg:y="2.755cm" svg:viewBox="0 0 67 67" svg:d="M67 33c0 19-15 34-33 34s-34-15-34-34c0-18 16-33 34-33s33 15 33 33z">
          <text:p/>
        </draw:path>
        <draw:path draw:style-name="gr14" draw:text-style-name="P5" draw:layer="layout" svg:width="0.066cm" svg:height="0.066cm" svg:x="6.435cm" svg:y="3.153cm" svg:viewBox="0 0 67 67" svg:d="M67 33c0 19-16 34-34 34-19 0-33-15-33-34 0-18 14-33 33-33 18 0 34 15 34 33z">
          <text:p/>
        </draw:path>
        <draw:path draw:style-name="gr14" draw:text-style-name="P5" draw:layer="layout" svg:width="0.066cm" svg:height="0.066cm" svg:x="6.705cm" svg:y="3.652cm" svg:viewBox="0 0 67 67" svg:d="M67 34c0 18-15 33-34 33-18 0-33-15-33-33 0-19 15-34 33-34 19 0 34 15 34 34z">
          <text:p/>
        </draw:path>
        <draw:path draw:style-name="gr14" draw:text-style-name="P5" draw:layer="layout" svg:width="0.066cm" svg:height="0.067cm" svg:x="6.976cm" svg:y="4.169cm" svg:viewBox="0 0 67 68" svg:d="M67 34c0 19-16 34-34 34s-33-15-33-34 15-34 33-34 34 15 34 34z">
          <text:p/>
        </draw:path>
        <draw:path draw:style-name="gr14" draw:text-style-name="P5" draw:layer="layout" svg:width="0.066cm" svg:height="0.066cm" svg:x="7.247cm" svg:y="4.7cm" svg:viewBox="0 0 67 67" svg:d="M67 34c0 18-15 33-34 33s-33-15-33-33c0-19 14-34 33-34s34 15 34 34z">
          <text:p/>
        </draw:path>
        <draw:path draw:style-name="gr14" draw:text-style-name="P5" draw:layer="layout" svg:width="0.066cm" svg:height="0.066cm" svg:x="7.517cm" svg:y="5.198cm" svg:viewBox="0 0 67 67" svg:d="M67 33c0 19-14 34-34 34-18 0-33-15-33-34s15-33 33-33c20 0 34 14 34 33z">
          <text:p/>
        </draw:path>
        <draw:path draw:style-name="gr14" draw:text-style-name="P5" draw:layer="layout" svg:width="0.066cm" svg:height="0.066cm" svg:x="7.788cm" svg:y="5.708cm" svg:viewBox="0 0 67 67" svg:d="M67 34c0 18-15 33-33 33-19 0-34-15-34-33s15-34 34-34c18 0 33 16 33 34z">
          <text:p/>
        </draw:path>
        <draw:path draw:style-name="gr14" draw:text-style-name="P5" draw:layer="layout" svg:width="0.066cm" svg:height="0.066cm" svg:x="8.059cm" svg:y="6.037cm" svg:viewBox="0 0 67 67" svg:d="M67 34c0 18-15 33-33 33-19 0-34-15-34-33 0-19 15-34 34-34 18 0 33 15 33 34z">
          <text:p/>
        </draw:path>
        <draw:path draw:style-name="gr14" draw:text-style-name="P5" draw:layer="layout" svg:width="0.067cm" svg:height="0.066cm" svg:x="8.329cm" svg:y="6.391cm" svg:viewBox="0 0 68 67" svg:d="M68 33c0 19-15 34-34 34s-34-15-34-34c0-18 15-33 34-33s34 15 34 33z">
          <text:p/>
        </draw:path>
        <draw:path draw:style-name="gr14" draw:text-style-name="P5" draw:layer="layout" svg:width="0.066cm" svg:height="0.066cm" svg:x="8.6cm" svg:y="6.703cm" svg:viewBox="0 0 67 67" svg:d="M67 33c0 18-15 34-33 34s-34-16-34-34c0-19 16-33 34-33s33 14 33 33z">
          <text:p/>
        </draw:path>
        <draw:path draw:style-name="gr14" draw:text-style-name="P5" draw:layer="layout" svg:width="0.066cm" svg:height="0.067cm" svg:x="8.871cm" svg:y="6.904cm" svg:viewBox="0 0 67 68" svg:d="M67 33c0 19-15 35-33 35s-34-16-34-35c0-18 16-33 34-33s33 15 33 33z">
          <text:p/>
        </draw:path>
        <draw:path draw:style-name="gr14" draw:text-style-name="P5" draw:layer="layout" svg:width="0.066cm" svg:height="0.066cm" svg:x="9.142cm" svg:y="7.111cm" svg:viewBox="0 0 67 67" svg:d="M67 33c0 19-16 34-34 34-19 0-33-15-33-34s14-33 33-33c18 0 34 14 34 33z">
          <text:p/>
        </draw:path>
        <draw:path draw:style-name="gr14" draw:text-style-name="P5" draw:layer="layout" svg:width="0.066cm" svg:height="0.066cm" svg:x="9.412cm" svg:y="7.286cm" svg:viewBox="0 0 67 67" svg:d="M67 34c0 19-15 33-34 33-18 0-33-14-33-33 0-18 15-34 33-34 19 0 34 16 34 34z">
          <text:p/>
        </draw:path>
        <draw:path draw:style-name="gr14" draw:text-style-name="P5" draw:layer="layout" svg:width="0.066cm" svg:height="0.066cm" svg:x="9.683cm" svg:y="7.389cm" svg:viewBox="0 0 67 67" svg:d="M67 33c0 19-16 34-34 34s-33-15-33-34 15-33 33-33 34 14 34 33z">
          <text:p/>
        </draw:path>
        <draw:path draw:style-name="gr14" draw:text-style-name="P5" draw:layer="layout" svg:width="0.066cm" svg:height="0.066cm" svg:x="9.954cm" svg:y="7.524cm" svg:viewBox="0 0 67 67" svg:d="M67 34c0 18-15 33-34 33s-33-15-33-33c0-19 14-34 33-34s34 15 34 34z">
          <text:p/>
        </draw:path>
        <draw:path draw:style-name="gr14" draw:text-style-name="P5" draw:layer="layout" svg:width="0.066cm" svg:height="0.066cm" svg:x="10.224cm" svg:y="7.662cm" svg:viewBox="0 0 67 67" svg:d="M67 34c0 19-14 33-34 33-18 0-33-14-33-33s15-34 33-34c20 0 34 15 34 34z">
          <text:p/>
        </draw:path>
        <draw:path draw:style-name="gr14" draw:text-style-name="P5" draw:layer="layout" svg:width="0.066cm" svg:height="0.067cm" svg:x="10.495cm" svg:y="7.71cm" svg:viewBox="0 0 67 68" svg:d="M67 34c0 19-15 34-33 34-19 0-34-15-34-34s15-34 34-34c18 0 33 15 33 34z">
          <text:p/>
        </draw:path>
        <draw:path draw:style-name="gr14" draw:text-style-name="P5" draw:layer="layout" svg:width="0.066cm" svg:height="0.066cm" svg:x="10.766cm" svg:y="7.78cm" svg:viewBox="0 0 67 67" svg:d="M67 33c0 19-15 34-33 34-19 0-34-15-34-34 0-18 15-33 34-33 18 0 33 15 33 33z">
          <text:p/>
        </draw:path>
        <draw:path draw:style-name="gr14" draw:text-style-name="P5" draw:layer="layout" svg:width="0.066cm" svg:height="0.067cm" svg:x="11.036cm" svg:y="7.863cm" svg:viewBox="0 0 67 68" svg:d="M67 34c0 19-14 34-33 34s-34-15-34-34 15-34 34-34 33 15 33 34z">
          <text:p/>
        </draw:path>
        <draw:path draw:style-name="gr14" draw:text-style-name="P5" draw:layer="layout" svg:width="0.066cm" svg:height="0.066cm" svg:x="11.307cm" svg:y="7.918cm" svg:viewBox="0 0 67 67" svg:d="M67 33c0 20-15 34-33 34s-34-14-34-34c0-18 16-33 34-33s33 15 33 33z">
          <text:p/>
        </draw:path>
        <draw:path draw:style-name="gr14" draw:text-style-name="P5" draw:layer="layout" svg:width="0.066cm" svg:height="0.066cm" svg:x="11.578cm" svg:y="7.972cm" svg:viewBox="0 0 67 67" svg:d="M67 33c0 20-15 34-33 34s-34-14-34-34c0-18 16-33 34-33s33 15 33 33z">
          <text:p/>
        </draw:path>
        <draw:path draw:style-name="gr14" draw:text-style-name="P5" draw:layer="layout" svg:width="0.066cm" svg:height="0.066cm" svg:x="11.849cm" svg:y="8.008cm" svg:viewBox="0 0 67 67" svg:d="M67 34c0 18-16 33-34 33-19 0-33-15-33-33s14-34 33-34c18 0 34 16 34 34z">
          <text:p/>
        </draw:path>
        <draw:path draw:style-name="gr14" draw:text-style-name="P5" draw:layer="layout" svg:width="0.066cm" svg:height="0.066cm" svg:x="12.119cm" svg:y="8.037cm" svg:viewBox="0 0 67 67" svg:d="M67 33c0 19-16 34-34 34s-33-15-33-34 15-33 33-33 34 14 34 33z">
          <text:p/>
        </draw:path>
        <draw:path draw:style-name="gr14" draw:text-style-name="P5" draw:layer="layout" svg:width="0.066cm" svg:height="0.066cm" svg:x="12.39cm" svg:y="8.069cm" svg:viewBox="0 0 67 67" svg:d="M67 34c0 18-15 33-34 33-18 0-33-15-33-33 0-19 15-34 33-34 19 0 34 15 34 34z">
          <text:p/>
        </draw:path>
        <draw:path draw:style-name="gr15" draw:text-style-name="P1" draw:layer="layout" svg:width="0.199cm" svg:height="0.198cm" svg:x="2.849cm" svg:y="0.871cm" svg:viewBox="0 0 200 199" svg:d="M101 0v199M0 100h200M30 30l141 140M30 170l141-140">
          <text:p/>
        </draw:path>
        <draw:path draw:style-name="gr15" draw:text-style-name="P1" draw:layer="layout" svg:width="0.198cm" svg:height="0.198cm" svg:x="4.203cm" svg:y="0.869cm" svg:viewBox="0 0 199 199" svg:d="M100 0v199M0 100h199M29 30l141 140M29 170l141-140">
          <text:p/>
        </draw:path>
        <draw:path draw:style-name="gr15" draw:text-style-name="P1" draw:layer="layout" svg:width="0.199cm" svg:height="0.198cm" svg:x="5.556cm" svg:y="1.267cm" svg:viewBox="0 0 200 199" svg:d="M101 0v199M0 100h200M29 30l142 140M29 170l142-140">
          <text:p/>
        </draw:path>
        <draw:path draw:style-name="gr15" draw:text-style-name="P1" draw:layer="layout" svg:width="0.198cm" svg:height="0.198cm" svg:x="6.91cm" svg:y="3.215cm" svg:viewBox="0 0 199 199" svg:d="M99 0v199M0 100h199M29 29l141 141M29 170l141-141">
          <text:p/>
        </draw:path>
        <draw:path draw:style-name="gr15" draw:text-style-name="P1" draw:layer="layout" svg:width="0.199cm" svg:height="0.198cm" svg:x="8.263cm" svg:y="5.484cm" svg:viewBox="0 0 200 199" svg:d="M99 0v199M0 99h200M29 29l142 141M29 170l142-141">
          <text:p/>
        </draw:path>
        <draw:path draw:style-name="gr15" draw:text-style-name="P1" draw:layer="layout" svg:width="0.198cm" svg:height="0.198cm" svg:x="9.617cm" svg:y="6.819cm" svg:viewBox="0 0 199 199" svg:d="M99 0v199M0 100h199M29 30l140 140M29 170l140-140">
          <text:p/>
        </draw:path>
        <draw:path draw:style-name="gr15" draw:text-style-name="P1" draw:layer="layout" svg:width="0.199cm" svg:height="0.198cm" svg:x="10.97cm" svg:y="7.477cm" svg:viewBox="0 0 200 199" svg:d="M100 0v199M0 99h200M30 29l141 141M30 170l141-141">
          <text:p/>
        </draw:path>
        <draw:path draw:style-name="gr15" draw:text-style-name="P1" draw:layer="layout" svg:width="0.198cm" svg:height="0.198cm" svg:x="12.324cm" svg:y="7.729cm" svg:viewBox="0 0 199 199" svg:d="M100 0v199M0 100h199M29 29l141 141M29 170l141-141">
          <text:p/>
        </draw:path>
        <draw:frame draw:style-name="gr16" draw:text-style-name="P3" draw:layer="layout" svg:width="5.696cm" svg:height="0.581cm" draw:transform="rotate (1.5707963267949) translate (-0.056cm 7.833cm)">
          <draw:text-box>
            <text:p text:style-name="P2"><text:span text:style-name="T1">Classiﬁcation correct [%]</text:span></text:p>
          </draw:text-box>
        </draw:frame>
        <draw:frame draw:style-name="gr17" draw:text-style-name="P3" draw:layer="layout" svg:width="0.866cm" svg:height="0.522cm" svg:x="14.019cm" svg:y="0.359cm">
          <draw:text-box>
            <text:p text:style-name="P2"><text:span text:style-name="T2">h = </text:span></text:p>
          </draw:text-box>
        </draw:frame>
        <draw:frame draw:style-name="gr3" draw:text-style-name="P3" draw:layer="layout" svg:width="0.516cm" svg:height="0.581cm" svg:x="14.874cm" svg:y="0.293cm">
          <draw:text-box>
            <text:p text:style-name="P2"><text:span text:style-name="T3">0</text:span></text:p>
          </draw:text-box>
        </draw:frame>
        <draw:frame draw:style-name="gr17" draw:text-style-name="P3" draw:layer="layout" svg:width="0.866cm" svg:height="0.522cm" svg:x="13.801cm" svg:y="3.745cm">
          <draw:text-box>
            <text:p text:style-name="P2"><text:span text:style-name="T2">h = </text:span></text:p>
          </draw:text-box>
        </draw:frame>
        <draw:frame draw:style-name="gr4" draw:text-style-name="P3" draw:layer="layout" svg:width="0.722cm" svg:height="0.581cm" svg:x="14.655cm" svg:y="3.68cm">
          <draw:text-box>
            <text:p text:style-name="P2"><text:span text:style-name="T3">0.5</text:span></text:p>
          </draw:text-box>
        </draw:frame>
        <draw:frame draw:style-name="gr17" draw:text-style-name="P3" draw:layer="layout" svg:width="0.866cm" svg:height="0.522cm" svg:x="13.801cm" svg:y="7.161cm">
          <draw:text-box>
            <text:p text:style-name="P2"><text:span text:style-name="T2">h = </text:span></text:p>
          </draw:text-box>
        </draw:frame>
        <draw:frame draw:style-name="gr4" draw:text-style-name="P3" draw:layer="layout" svg:width="0.722cm" svg:height="0.581cm" svg:x="14.655cm" svg:y="7.095cm">
          <draw:text-box>
            <text:p text:style-name="P2"><text:span text:style-name="T3">1.0</text:span></text:p>
          </draw:text-box>
        </draw:frame>
        <draw:frame draw:style-name="gr17" draw:text-style-name="P3" draw:layer="layout" svg:width="0.866cm" svg:height="0.522cm" svg:x="16.99cm" svg:y="0.359cm">
          <draw:text-box>
            <text:p text:style-name="P2"><text:span text:style-name="T2">h = </text:span></text:p>
          </draw:text-box>
        </draw:frame>
        <draw:frame draw:style-name="gr18" draw:text-style-name="P3" draw:layer="layout" svg:width="1.01cm" svg:height="0.581cm" svg:x="17.845cm" svg:y="0.293cm">
          <draw:text-box>
            <text:p text:style-name="P2"><text:span text:style-name="T3">0.25</text:span></text:p>
          </draw:text-box>
        </draw:frame>
        <draw:frame draw:style-name="gr17" draw:text-style-name="P3" draw:layer="layout" svg:width="0.866cm" svg:height="0.522cm" svg:x="17.025cm" svg:y="3.746cm">
          <draw:text-box>
            <text:p text:style-name="P2"><text:span text:style-name="T2">h = </text:span></text:p>
          </draw:text-box>
        </draw:frame>
        <draw:frame draw:style-name="gr18" draw:text-style-name="P3" draw:layer="layout" svg:width="1.01cm" svg:height="0.581cm" svg:x="17.88cm" svg:y="3.68cm">
          <draw:text-box>
            <text:p text:style-name="P2"><text:span text:style-name="T3">0.75</text:span></text:p>
          </draw:text-box>
        </draw:frame>
        <draw:frame draw:style-name="gr17" draw:text-style-name="P3" draw:layer="layout" svg:width="0.866cm" svg:height="0.522cm" svg:x="17.024cm" svg:y="7.161cm">
          <draw:text-box>
            <text:p text:style-name="P2"><text:span text:style-name="T2">h = </text:span></text:p>
          </draw:text-box>
        </draw:frame>
        <draw:frame draw:style-name="gr18" draw:text-style-name="P3" draw:layer="layout" svg:width="1.01cm" svg:height="0.581cm" svg:x="17.879cm" svg:y="7.095cm">
          <draw:text-box>
            <text:p text:style-name="P2"><text:span text:style-name="T3">1.25</text:span></text:p>
          </draw:text-box>
        </draw:frame>
        <draw:frame draw:style-name="gr19" draw:text-style-name="P6" draw:layer="layout" svg:width="0.775cm" svg:height="0.869cm" svg:x="0.116cm" svg:y="-0.026cm">
          <draw:text-box>
            <text:p text:style-name="P2"><text:span text:style-name="T4">a</text:span></text:p>
          </draw:text-box>
        </draw:frame>
        <draw:frame draw:style-name="gr19" draw:text-style-name="P6" draw:layer="layout" svg:width="0.775cm" svg:height="0.869cm" svg:x="12.619cm" svg:y="-0.111cm">
          <draw:text-box>
            <text:p text:style-name="P2"><text:span text:style-name="T4">b</text:span></text:p>
          </draw:text-box>
        </draw:frame>
        <draw:frame draw:style-name="gr20" draw:text-style-name="P7" draw:layer="layout" svg:width="1.143cm" svg:height="0.471cm" svg:x="7.366cm" svg:y="4.228cm">
          <draw:text-box>
            <text:p><text:span text:style-name="T5">SbS</text:span></text:p>
          </draw:text-box>
        </draw:frame>
        <draw:frame draw:style-name="gr20" draw:text-style-name="P7" draw:layer="layout" svg:width="1.143cm" svg:height="0.471cm" svg:x="3.76cm" svg:y="4.229cm">
          <draw:text-box>
            <text:p><text:span text:style-name="T5">CNN</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Symbol1" svg:font-family="Symbol"/>
    <style:font-face style:name="Arial" svg:font-family="Arial"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9.321cm" fo:page-height="10.4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4-05-13T21:56:23.884153856</dc:date>
    <meta:editing-duration>PT2M28S</meta:editing-duration>
    <meta:editing-cycles>2</meta:editing-cycles>
    <meta:generator>LibreOffice/6.4.7.2$Linux_X86_64 LibreOffice_project/40$Build-2</meta:generator>
    <meta:document-statistic meta:object-count="170"/>
  </office:meta>
</office:document-meta>
</file>